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7140895680287551824"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28629245696190226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2973092224830578397"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239157047111890346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3327528460876664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7213868086366760997"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462524552456762862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3987746088105824375"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0517721" text:continue-list="list462524552456762862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1963508155229457"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34440"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36106"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0514694"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0522505"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510264"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336084241055034326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411477308743434589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0865643435735388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512629"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85591009940487209"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2655091095096347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317731051929850330" text:style-name="L15">
        <text:list-item>
          <text:list>
            <text:list-header>
              <text:p text:style-name="P155">1.5 miles averaging about 9:40/mile and rest 1 min</text:p>
            </text:list-header>
          </text:list>
        </text:list-item>
      </text:list>
      <text:p text:style-name="P23">1 mile in 8:26 and rest 2 min</text:p>
      <text:list xml:id="list3632314873152828471"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6611214624294720"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529631"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863706165731635554"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882078393142741157"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7042108257629989454"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0530433" text:continue-list="list8882078393142741157" text:style-name="L19">
        <text:list-item>
          <text:list>
            <text:list-header>
              <text:p text:style-name="P159">(Pace*HR)=1240</text:p>
            </text:list-header>
          </text:list>
        </text:list-item>
      </text:list>
      <text:list xml:id="list30510309" text:continue-list="list6863706165731635554" text:style-name="L18">
        <text:list-item>
          <text:list>
            <text:list-header>
              <text:p text:style-name="P158">2 miles at 10:46/mile Ave HR= 121 bpm and rest a few minutes</text:p>
            </text:list-header>
          </text:list>
        </text:list-item>
      </text:list>
      <text:list xml:id="list30522383" text:continue-list="list30530433"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0525827"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58840369154151222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55432734258881768"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810731229641420596"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2379815113502433927"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00731736356198744"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3.2 miles on the loop.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10"><text:span text:style-name="T2">We walked for 3:25, ran for 3:25 and repeated until the end. So we ran a little more than we walked. Ave pace: 13:00, Ave HR: 115</text:span></text:p>
      <text:p text:style-name="P23">I was going to go more but the front of my left leg hurt near my foot. I think my shoe was too tight. <text:s/>I went home, changed shoes and tried running but the discomfort was still there so I stopped. </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87719732535838964"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2T10:26:45.90</dc:date>
    <dc:creator>James Lombardi</dc:creator>
    <meta:editing-duration>P17DT21H50M44S</meta:editing-duration>
    <meta:editing-cycles>1340</meta:editing-cycles>
    <meta:generator>OpenOffice/4.1.2$Win32 OpenOffice.org_project/412m3$Build-9782</meta:generator>
    <meta:document-statistic meta:table-count="0" meta:image-count="9" meta:object-count="0" meta:page-count="141" meta:paragraph-count="4011" meta:word-count="43946" meta:character-count="226102"/>
  </office:meta>
</office:document-meta>
</file>